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Gothic L1" svg:font-family="'URW Gothic L'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cc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solid" draw:fill-color="#cccca3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8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9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8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45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8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5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6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62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9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1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21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8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7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5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9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04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5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58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cc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ccca3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URW Gothic L1" fo:font-size="14pt" style:font-size-asian="14pt" style:font-name-complex="URW Gothic 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ath draw:style-name="gr2" draw:text-style-name="P2" draw:layer="layout" svg:width="19.593cm" svg:height="25.943cm" svg:x="0.998cm" svg:y="0.998cm" svg:viewBox="0 0 19594 25944" svg:d="M1224 25944c-610 0-1224-614-1224-1224 0-614 614-1224 1224-1224h1224v-22272c0-610 614-1224 1228-1224h14694c610 0 1224 614 1224 1224 0 614-614 1224-1224 1224h-1224v22272c0 610-614 1224-1228 1224zM0 0zM19594 25944z">
          <text:p/>
        </draw:path>
        <draw:path draw:style-name="gr3" draw:text-style-name="P3" draw:layer="layout" svg:width="19.593cm" svg:height="25.943cm" svg:x="0.998cm" svg:y="0.998cm" svg:viewBox="0 0 19594 25944" svg:d="M1224 25944c-610 0-1224-614-1224-1224 0-614 614-1224 1224-1224h1224v-22272c0-610 614-1224 1228-1224h14694c610 0 1224 614 1224 1224 0 614-614 1224-1224 1224h-1224v22272c0 610-614 1224-1228 1224z">
          <text:p/>
        </draw:path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path draw:style-name="gr4" draw:text-style-name="P4" draw:layer="layout" svg:width="19.593cm" svg:height="25.943cm" svg:x="0.998cm" svg:y="0.998cm" svg:viewBox="0 0 19594 25944" svg:d="M4900 1224c0 614-614 1224-1224 1224-307 0-614-303-614-610s307-614 614-614zM0 0zM19594 25944z">
          <text:p/>
        </draw:path>
        <draw:path draw:style-name="gr3" draw:text-style-name="P3" draw:layer="layout" svg:width="1.838cm" svg:height="1.224cm" svg:x="4.06cm" svg:y="2.222cm" svg:viewBox="0 0 1839 1225" svg:d="M1839 0c0 614-614 1225-1224 1225-308 0-615-303-615-611 0-307 307-614 615-614z">
          <text:p/>
        </draw:path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path draw:style-name="gr4" draw:text-style-name="P4" draw:layer="layout" svg:width="19.593cm" svg:height="25.943cm" svg:x="0.998cm" svg:y="0.998cm" svg:viewBox="0 0 19594 25944" svg:d="M2448 24720c0 610-610 1224-1224 1224-610 0-1224-614-1224-1224 0-614 614-1224 1224-1224 307 0 614 303 614 610s-307 614-614 614zM0 0zM19594 25944z">
          <text:p/>
        </draw:path>
        <draw:path draw:style-name="gr3" draw:text-style-name="P3" draw:layer="layout" svg:width="2.448cm" svg:height="2.448cm" svg:x="0.998cm" svg:y="24.493cm" svg:viewBox="0 0 2449 2449" svg:d="M2449 1225c0 610-610 1224-1224 1224-610 0-1225-614-1225-1224 0-615 615-1225 1225-1225 307 0 614 303 614 610s-307 615-614 615z">
          <text:p/>
        </draw:path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path draw:style-name="gr4" draw:text-style-name="P4" draw:layer="layout" svg:width="19.593cm" svg:height="25.943cm" svg:x="0.998cm" svg:y="0.998cm" svg:viewBox="0 0 19594 25944" svg:d="M3676 0c610 0 1224 614 1224 1224zM0 0zM19594 25944z">
          <text:p/>
        </draw:path>
        <draw:path draw:style-name="gr3" draw:text-style-name="P3" draw:layer="layout" svg:width="1.224cm" svg:height="1.224cm" svg:x="4.674cm" svg:y="0.998cm" svg:viewBox="0 0 1225 1225" svg:d="M0 0c610 0 1225 614 1225 1225">
          <text:p/>
        </draw:path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path draw:style-name="gr4" draw:text-style-name="P4" draw:layer="layout" svg:width="19.593cm" svg:height="25.943cm" svg:x="0.998cm" svg:y="0.998cm" svg:viewBox="0 0 19594 25944" svg:d="M2448 23496v1224zM0 0zM19594 25944z">
          <text:p/>
        </draw:path>
        <draw:line draw:style-name="gr3" draw:text-style-name="P3" draw:layer="layout" svg:x1="3.446cm" svg:y1="24.493cm" svg:x2="3.446cm" svg:y2="25.717cm">
          <text:p/>
        </draw:line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path draw:style-name="gr4" draw:text-style-name="P4" draw:layer="layout" svg:width="19.593cm" svg:height="25.943cm" svg:x="0.998cm" svg:y="0.998cm" svg:viewBox="0 0 19594 25944" svg:d="M3676 2448h14694zM0 0zM19594 25944z">
          <text:p/>
        </draw:path>
        <draw:line draw:style-name="gr3" draw:text-style-name="P3" draw:layer="layout" svg:x1="4.674cm" svg:y1="3.446cm" svg:x2="19.367cm" svg:y2="3.446cm">
          <text:p/>
        </draw:line>
        <draw:polygon draw:style-name="gr3" draw:text-style-name="P3" draw:layer="layout" svg:width="0cm" svg:height="0cm" svg:x="0.998cm" svg:y="0.998cm" svg:viewBox="0 0 0 0" draw:points="0,0">
          <text:p/>
        </draw:polygon>
        <draw:polygon draw:style-name="gr3" draw:text-style-name="P3" draw:layer="layout" svg:width="0cm" svg:height="0cm" svg:x="20.591cm" svg:y="26.941cm" svg:viewBox="0 0 0 0" draw:points="0,0">
          <text:p/>
        </draw:polygon>
        <draw:frame draw:style-name="gr5" draw:text-style-name="P6" draw:layer="layout" svg:width="10.268cm" svg:height="0.615cm" svg:x="5.662cm" svg:y="4.743cm">
          <draw:text-box>
            <text:p text:style-name="P5"><text:span text:style-name="T1">One day while visiting an enchanted forest</text:span></text:p>
          </draw:text-box>
        </draw:frame>
        <draw:frame draw:style-name="gr6" draw:text-style-name="P7" draw:layer="layout" svg:width="10.251cm" svg:height="0.615cm" svg:x="5.672cm" svg:y="5.36cm">
          <draw:text-box>
            <text:p text:style-name="P5"><text:span text:style-name="T1">Hansel and Gretel accidentally separated.</text:span></text:p>
          </draw:text-box>
        </draw:frame>
        <draw:frame draw:style-name="gr7" draw:text-style-name="P7" draw:layer="layout" svg:width="10.805cm" svg:height="0.615cm" svg:x="5.461cm" svg:y="6.588cm">
          <draw:text-box>
            <text:p text:style-name="P5"><text:span text:style-name="T1">As the night approached, Hansel and Gretel </text:span></text:p>
          </draw:text-box>
        </draw:frame>
        <draw:frame draw:style-name="gr8" draw:text-style-name="P7" draw:layer="layout" svg:width="12.922cm" svg:height="0.615cm" svg:x="4.402cm" svg:y="7.202cm">
          <draw:text-box>
            <text:p text:style-name="P5"><text:span text:style-name="T1">independently decided on writing each other distress </text:span></text:p>
          </draw:text-box>
        </draw:frame>
        <draw:frame draw:style-name="gr9" draw:text-style-name="P7" draw:layer="layout" svg:width="11.864cm" svg:height="0.615cm" svg:x="4.931cm" svg:y="7.816cm">
          <draw:text-box>
            <text:p text:style-name="P5"><text:span text:style-name="T1">letters. Both children were accompanied by their </text:span></text:p>
          </draw:text-box>
        </draw:frame>
        <draw:frame draw:style-name="gr10" draw:text-style-name="P7" draw:layer="layout" svg:width="5.455cm" svg:height="0.615cm" svg:x="8.068cm" svg:y="8.43cm">
          <draw:text-box>
            <text:p text:style-name="P5"><text:span text:style-name="T1">trustworthy typewriters.</text:span></text:p>
          </draw:text-box>
        </draw:frame>
        <draw:frame draw:style-name="gr11" draw:text-style-name="P7" draw:layer="layout" svg:width="14.171cm" svg:height="0.615cm" svg:x="3.778cm" svg:y="9.657cm">
          <draw:text-box>
            <text:p text:style-name="P5"><text:span text:style-name="T1">“</text:span><text:span text:style-name="T1">Dear Gretel, I am lost in this enchanted forest. I am resting </text:span></text:p>
          </draw:text-box>
        </draw:frame>
        <draw:frame draw:style-name="gr12" draw:text-style-name="P7" draw:layer="layout" svg:width="13.29cm" svg:height="0.615cm" svg:x="4.219cm" svg:y="10.271cm">
          <draw:text-box>
            <text:p text:style-name="P5"><text:span text:style-name="T1">by a quiet river and shall patiently await your response. </text:span></text:p>
          </draw:text-box>
        </draw:frame>
        <draw:frame draw:style-name="gr13" draw:text-style-name="P7" draw:layer="layout" svg:width="1.996cm" svg:height="0.615cm" svg:x="9.796cm" svg:y="10.885cm">
          <draw:text-box>
            <text:p text:style-name="P5"><text:span text:style-name="T1">-­Hansel”</text:span></text:p>
          </draw:text-box>
        </draw:frame>
        <draw:frame draw:style-name="gr14" draw:text-style-name="P7" draw:layer="layout" svg:width="13.574cm" svg:height="0.615cm" svg:x="4.078cm" svg:y="12.113cm">
          <draw:text-box>
            <text:p text:style-name="P5"><text:span text:style-name="T1">After preparing his letter and magically sealing it, Hansel </text:span></text:p>
          </draw:text-box>
        </draw:frame>
        <draw:frame draw:style-name="gr15" draw:text-style-name="P7" draw:layer="layout" svg:width="13.786cm" svg:height="0.615cm" svg:x="4.205cm" svg:y="12.726cm">
          <draw:text-box>
            <text:p text:style-name="P5"><text:span text:style-name="T1">called upon the forest life. A crow, a hare, and an ebony </text:span></text:p>
          </draw:text-box>
        </draw:frame>
        <draw:frame draw:style-name="gr16" draw:text-style-name="P7" draw:layer="layout" svg:width="13.655cm" svg:height="0.615cm" svg:x="4.035cm" svg:y="13.34cm">
          <draw:text-box>
            <text:p text:style-name="P5"><text:span text:style-name="T1">raven soon approached. The crow silently flew off with a </text:span></text:p>
          </draw:text-box>
        </draw:frame>
        <draw:frame draw:style-name="gr17" draw:text-style-name="P7" draw:layer="layout" svg:width="14.107cm" svg:height="0.615cm" svg:x="3.81cm" svg:y="13.954cm">
          <draw:text-box>
            <text:p text:style-name="P5"><text:span text:style-name="T1">copy of the letter. The raven soared high atop the forest in </text:span></text:p>
          </draw:text-box>
        </draw:frame>
        <draw:frame draw:style-name="gr18" draw:text-style-name="P7" draw:layer="layout" svg:width="13.625cm" svg:height="0.615cm" svg:x="4.053cm" svg:y="14.568cm">
          <draw:text-box>
            <text:p text:style-name="P5"><text:span text:style-name="T1">search of the closest school. The hare darted off into the </text:span></text:p>
          </draw:text-box>
        </draw:frame>
        <draw:frame draw:style-name="gr19" draw:text-style-name="P7" draw:layer="layout" svg:width="8.947cm" svg:height="0.615cm" svg:x="6.321cm" svg:y="15.182cm">
          <draw:text-box>
            <text:p text:style-name="P5"><text:span text:style-name="T1">night searching for the nearest friend.</text:span></text:p>
          </draw:text-box>
        </draw:frame>
        <draw:frame draw:style-name="gr20" draw:text-style-name="P7" draw:layer="layout" svg:width="13.151cm" svg:height="0.615cm" svg:x="4.289cm" svg:y="16.409cm">
          <draw:text-box>
            <text:p text:style-name="P5"><text:span text:style-name="T1">After some time, Gretel also called upon the forest life. </text:span></text:p>
          </draw:text-box>
        </draw:frame>
        <draw:frame draw:style-name="gr21" draw:text-style-name="P7" draw:layer="layout" svg:width="12.215cm" svg:height="0.615cm" svg:x="4.755cm" svg:y="17.023cm">
          <draw:text-box>
            <text:p text:style-name="P5"><text:span text:style-name="T1">Several nocturnal creatures appeared. After some </text:span></text:p>
          </draw:text-box>
        </draw:frame>
        <draw:frame draw:style-name="gr22" draw:text-style-name="P7" draw:layer="layout" svg:width="13.384cm" svg:height="0.615cm" svg:x="4.173cm" svg:y="17.637cm">
          <draw:text-box>
            <text:p text:style-name="P5"><text:span text:style-name="T1">discussions, a course was reached. One animal drafted </text:span></text:p>
          </draw:text-box>
        </draw:frame>
        <draw:frame draw:style-name="gr23" draw:text-style-name="P7" draw:layer="layout" svg:width="13.782cm" svg:height="0.615cm" svg:x="3.972cm" svg:y="18.254cm">
          <draw:text-box>
            <text:p text:style-name="P5"><text:span text:style-name="T1">towards the home of the two siblings. Another was to visit </text:span></text:p>
          </draw:text-box>
        </draw:frame>
        <draw:frame draw:style-name="gr24" draw:text-style-name="P7" draw:layer="layout" svg:width="5.954cm" svg:height="0.615cm" svg:x="7.817cm" svg:y="18.868cm">
          <draw:text-box>
            <text:p text:style-name="P5"><text:span text:style-name="T1">all of the nearby schools.</text:span></text:p>
          </draw:text-box>
        </draw:frame>
        <draw:frame draw:style-name="gr25" draw:text-style-name="P7" draw:layer="layout" svg:width="12.952cm" svg:height="0.615cm" svg:x="4.388cm" svg:y="20.096cm">
          <draw:text-box>
            <text:p text:style-name="P5"><text:span text:style-name="T1">After some more time, an owl appeared with Hansel's </text:span></text:p>
          </draw:text-box>
        </draw:frame>
        <draw:frame draw:style-name="gr26" draw:text-style-name="P7" draw:layer="layout" svg:width="14.048cm" svg:height="0.615cm" svg:x="3.841cm" svg:y="20.71cm">
          <draw:text-box>
            <text:p text:style-name="P5"><text:span text:style-name="T1">letter. Quickly, Gretel prepared a response. She appealed </text:span></text:p>
          </draw:text-box>
        </draw:frame>
        <draw:frame draw:style-name="gr27" draw:text-style-name="P7" draw:layer="layout" svg:width="12.575cm" svg:height="0.615cm" svg:x="4.575cm" svg:y="21.324cm">
          <draw:text-box>
            <text:p text:style-name="P5"><text:span text:style-name="T1">to the great owl to deliver copies of her letter as she </text:span></text:p>
          </draw:text-box>
        </draw:frame>
        <draw:frame draw:style-name="gr28" draw:text-style-name="P7" draw:layer="layout" svg:width="12.583cm" svg:height="0.615cm" svg:x="4.504cm" svg:y="21.937cm">
          <draw:text-box>
            <text:p text:style-name="P5"><text:span text:style-name="T1">embarked on the journey to reunite with her broth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Gothic L1" svg:font-family="'URW Gothic L'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5T18:21:39.142808832</dc:date>
    <dc:creator>Monster </dc:creator>
    <meta:editing-duration>PT2M18S</meta:editing-duration>
    <meta:editing-cycles>3</meta:editing-cycles>
    <meta:generator>LibreOffice/4.4.3.2$Linux_X86_64 LibreOffice_project/40m0$Build-2</meta:generator>
    <meta:document-statistic meta:object-count="49"/>
  </office:meta>
</office:document-meta>
</file>